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wrap-option="wrap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4733333333333cm" style:use-optimal-column-width="true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3.09033333333333cm" style:use-optimal-column-width="true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18.3303333333333cm"/>
    </style:style>
    <style:style style:name="co7" style:family="table-column">
      <style:table-column-properties fo:break-before="auto" style:column-width="1.10066666666667cm" style:use-optimal-column-width="true"/>
    </style:style>
    <style:style style:name="co8" style:family="table-column">
      <style:table-column-properties fo:break-before="auto" style:column-width="19.6003333333333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52.2pt" style:use-optimal-row-height="true" fo:break-before="auto"/>
    </style:style>
    <style:style style:name="ro4" style:family="table-row">
      <style:table-row-properties style:row-height="174pt" style:use-optimal-row-height="true" fo:break-before="auto"/>
    </style:style>
    <style:style style:name="ro5" style:family="table-row">
      <style:table-row-properties style:row-height="191.4pt" style:use-optimal-row-height="true" fo:break-before="auto"/>
    </style:style>
    <style:style style:name="ro6" style:family="table-row">
      <style:table-row-properties style:row-height="121.8pt" style:use-optimal-row-height="true" fo:break-before="auto"/>
    </style:style>
    <style:style style:name="ro7" style:family="table-row">
      <style:table-row-properties style:row-height="243.6pt" style:use-optimal-row-height="true" fo:break-before="auto"/>
    </style:style>
    <style:style style:name="ro8" style:family="table-row">
      <style:table-row-properties style:row-height="87pt" style:use-optimal-row-height="true" fo:break-before="auto"/>
    </style:style>
    <style:style style:name="ro9" style:family="table-row">
      <style:table-row-properties style:row-height="104.4pt" style:use-optimal-row-height="true" fo:break-before="auto"/>
    </style:style>
    <style:style style:name="ro10" style:family="table-row">
      <style:table-row-properties style:row-height="69.6pt" style:use-optimal-row-height="true" fo:break-before="auto"/>
    </style:style>
    <style:style style:name="ro11" style:family="table-row">
      <style:table-row-properties style:row-height="139.2pt" style:use-optimal-row-height="true" fo:break-before="auto"/>
    </style:style>
    <style:style style:name="ro12" style:family="table-row">
      <style:table-row-properties style:row-height="330.6pt" style:use-optimal-row-height="true" fo:break-before="auto"/>
    </style:style>
    <style:style style:name="ro13" style:family="table-row">
      <style:table-row-properties style:row-height="156.6pt" style:use-optimal-row-height="true" fo:break-before="auto"/>
    </style:style>
    <style:style style:name="ro14" style:family="table-row">
      <style:table-row-properties style:row-height="261pt" style:use-optimal-row-height="true" fo:break-before="auto"/>
    </style:style>
    <style:style style:name="ro15" style:family="table-row">
      <style:table-row-properties style:row-height="141pt" style:use-optimal-row-height="true" fo:break-before="auto"/>
    </style:style>
    <style:style style:name="ro16" style:family="table-row">
      <style:table-row-properties style:row-height="409.6pt" style:use-optimal-row-height="true" fo:break-before="auto"/>
    </style:style>
    <style:style style:name="ro17" style:family="table-row">
      <style:table-row-properties style:row-height="295.8pt" style:use-optimal-row-height="true" fo:break-before="auto"/>
    </style:style>
    <style:style style:name="ro18" style:family="table-row">
      <style:table-row-properties style:row-height="278.4pt" style:use-optimal-row-height="true" fo:break-before="auto"/>
    </style:style>
    <style:style style:name="ro19" style:family="table-row">
      <style:table-row-properties style:row-height="313.2pt" style:use-optimal-row-height="true" fo:break-before="auto"/>
    </style:style>
    <style:style style:name="ro20" style:family="table-row">
      <style:table-row-properties style:row-height="57pt" style:use-optimal-row-height="true" fo:break-before="auto"/>
    </style:style>
    <style:style style:name="ro21" style:family="table-row">
      <style:table-row-properties style:row-height="367.2pt" style:use-optimal-row-height="true" fo:break-before="auto"/>
    </style:style>
    <style:style style:name="ro22" style:family="table-row">
      <style:table-row-properties style:row-height="382.8pt" style:use-optimal-row-height="true" fo:break-before="auto"/>
    </style:style>
    <style:style style:name="ro23" style:family="table-row">
      <style:table-row-properties style:row-height="78.6pt" style:use-optimal-row-height="true" fo:break-before="auto"/>
    </style:style>
    <style:style style:name="ro24" style:family="table-row">
      <style:table-row-properties style:row-height="157.5pt" style:use-optimal-row-height="false" fo:break-before="auto"/>
    </style:style>
    <style:style style:name="ro25" style:family="table-row">
      <style:table-row-properties style:row-height="34.8pt" style:use-optimal-row-height="true" fo:break-before="auto"/>
    </style:style>
    <style:style style:name="ro26" style:family="table-row">
      <style:table-row-properties style:row-height="226.2pt" style:use-optimal-row-height="true" fo:break-before="auto"/>
    </style:style>
    <style:style style:name="ro27" style:family="table-row">
      <style:table-row-properties style:row-height="343.2pt" style:use-optimal-row-height="true" fo:break-before="auto"/>
    </style:style>
    <style:style style:name="ro28" style:family="table-row">
      <style:table-row-properties style:row-height="13.5pt" style:use-optimal-row-height="true" fo:break-before="auto"/>
    </style:style>
    <style:style style:name="ro29" style:family="table-row">
      <style:table-row-properties style:row-height="16.5pt" style:use-optimal-row-height="true" fo:break-before="auto"/>
    </style:style>
    <style:style style:name="ro30" style:family="table-row">
      <style:table-row-properties style:row-height="140.4pt" style:use-optimal-row-height="true" fo:break-before="auto"/>
    </style:style>
    <style:style style:name="ro31" style:family="table-row">
      <style:table-row-properties style:row-height="348pt" style:use-optimal-row-height="true" fo:break-before="auto"/>
    </style:style>
    <style:style style:name="ro32" style:family="table-row">
      <style:table-row-properties style:row-height="400.2pt" style:use-optimal-row-height="true" fo:break-before="auto"/>
    </style:style>
    <style:style style:name="ro33" style:family="table-row">
      <style:table-row-properties style:row-height="78pt" style:use-optimal-row-height="true" fo:break-before="auto"/>
    </style:style>
    <style:style style:name="ro34" style:family="table-row">
      <style:table-row-properties style:row-height="330pt" style:use-optimal-row-height="true" fo:break-before="auto"/>
    </style:style>
    <style:style style:name="ro35" style:family="table-row">
      <style:table-row-properties style:row-height="3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31"/>
        <table:table-column table:style-name="co1" table:default-cell-style-name="ce32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2"/>
        <table:table-column table:style-name="co7" table:default-cell-style-name="ce32"/>
        <table:table-column table:style-name="co1" table:number-columns-repeated="16375" table:default-cell-style-name="ce32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작업내용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 table:style-name="ce1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1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 table:style-name="ce1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 table:style-name="ce15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 table:style-name="ce15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6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18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 table:style-name="ce1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18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 table:style-name="ce1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18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 table:style-name="ce1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20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2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CN</text:p>
            <text:p>==&gt; 자원 회수 1차 완료 : KR (담당자 요청으로 연기된 건들은 일정 수립 후 추후 진행 예정), RU(담당자 확인 불가, DB 제외), EU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2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24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22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18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24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완료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/EU/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598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2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NA/SG/CN/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8S 사용자 클러스터 모니터링 구성</text:p>
            <text:p>해외리전 완료 (NA,SG,CN,EU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중국 운영/검증계 증설을 위한 장비 중국IDC센터로 입고중 (6/29 from 김석근책임) <text:s text:c="26"/>→ 7월 중순 장비 입고 완료 (예상) <text:s text:c="92"/>→ 10월 초 증설 완료 (예상)<text:s text:c="2"/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 <text:s text:c="12"/>→ 구성 목표: 22년 말<text:s text:c="4"/>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% <text:s text:c="100"/>검증계 증설 여부 확인중 <text:s text:c="109"/>(운영계는 증설 예정으로 확인되며, 장비 수출 허가 과정에서 시간 소요중으로 일정 미정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 <text:s text:c="68"/>(완료) HAE,송동환 책임/유럽법인 7/7~20 유럽 클라우드 증설 <text:s text:c="55"/>(완료) 7/22 유럽 클라우드 증설작업 from HAE to COC 운영 이관 미팅 <text:s text:c="42"/>(완료) CCS,GCS 운영계 컴퓨트 17대 검증계 5대 증설 <text:s text:c="68"/>(진행중) live-migration, VM 생성 등 운영 이관 내용 검토 <text:s text:c="62"/>=&gt; 신규 가용존 mini-potal 업데이트 요청 to HAE/김준석 책임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 <text:s text:c="92"/>(예정) 8월말/9월 초 CCS,GCS 스토리지 증설</text:p>
          </table:table-cell>
          <table:table-cell office:value-type="string" table:style-name="ce8">
            <text:p>O</text:p>
          </table:table-cell>
          <table:table-cell table:style-name="ce7"/>
          <table:table-cell table:style-name="ce19"/>
          <table:table-cell table:number-columns-repeated="16373" table:style-name="ce1"/>
        </table:table-row>
        <table:table-row table:style-name="ro26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RU</text:p>
          </table:table-cell>
          <table:table-cell office:value-type="string" table:style-name="ce20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</table:table-cell>
          <table:table-cell office:value-type="string" table:style-name="ce26">
            <text:p>O</text:p>
          </table:table-cell>
          <table:table-cell table:style-name="ce19"/>
          <table:table-cell table:style-name="ce27"/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RUCloudPrdComdR101 메모리 에러</text:p>
            <text:p>이슈 : RUCloudPrdComdR101 메모리 에러(correctable memory error) 발생</text:p>
            <text:p>==&gt; <text:s/>RUCloudPrdComdR101 CCS-DB호스트로 마이그레이션 가능한 호스트 없음</text:p>
            <text:p>==&gt; <text:s/>(완료) RUCloudPrdComdR101 내의 CCS VM 마이그레이션 (여유 자원없음으로 CCS-DB존이 아닌, CCS 존으로 진행됨.)</text:p>
            <text:p>==&gt; (배송중) 교체할 Memory 배송 중 (8월 초 도착 예정)</text:p>
            <text:p><text:s/>==&gt; (완료) 7/28 CCS 호스트 내에 ES VM 점유중으로 ES VM 1대 이관 (by 오정완 책임/HAE, Starshinov/러시아 법인)</text:p>
            <text:p>==&gt; (예정) RUCloudPrdComdR101 호스트 재기동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9">
            <text:p>Dell Technologies Corporation 물리 RMA지원 불가</text:p>
            <text:p>=&gt; (현황) RU Dell 지원 불가로, 로컬 벤더사에서 부품 구매하여 RMA 진행</text:p>
            <text:p>=&gt; (대기중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 (발생일시: 5/13)</text:p>
            <text:p><text:s text:c="17"/>=&gt; RucloudSTGcomdr104 라이브 마이그레이션 진행 완료(다른 서버로 이동 완료)</text:p>
            <text:p><text:s text:c="17"/>=&gt; (완료)벤더사 권고로 5/18 서버 재부팅 진행(correctable memory error 서버 재부팅으로 해소 가능)하였으나, 비정상 상태 알람 재발생</text:p>
            <text:p><text:s text:c="17"/>=&gt; (불가) Memory relocation 해소 후 진행 안될시 마더보드 교체 필요하나, 물리 RMA불가 상태<text:s text:c="17"/></text:p>
            <text:p><text:s text:c="17"/>=&gt; (완료) Memory relocation 진행 at 2022.05.25 18:00~19:00(KST), 12:00~13:00 (MSK)</text:p>
            <text:p><text:s text:c="17"/>=&gt; Memory relocation 후에도 동일한 문제 발생.</text:p>
            <text:p><text:s text:c="17"/>=&gt; (대기중) 로컬 벤더사로 일부 부품 구매가 가능하여, 부품 구매 가능하여 배송대기 중 (5~6주 소요: 8월 초)<text:s/></text:p>
            <text:p><text:s text:c="17"/>기존 구매 부품 도착하지 않아, 재주문하였으며 배송 대기중 (2주 소요)</text:p>
            <text:p><text:s text:c="17"/>ps,러시아↔ 미국 부문별 제재(sectoral sanction) 상태.</text:p>
            <text:p><text:s text:c="17"/>=&gt; (대기중) 메모리 여분 확보 - Dell 호스트 여분 Memory 6ea, 선 구비 예정 at 2022.06.22 요청 to 정승화 책임/러시아 법인</text:p>
            <text:p>- Case2: RUCloudPrdComdR101 메모리 에러(correctable memory error) 발생 (발생일시: 6/6)</text:p>
            <text:p>우크라이나 사태로 인한 글로벌 제재로 러시아 내 Netapp 공식 지원 불가</text:p>
            <text:p>RU STG NET APP Web Service is OFFLINE</text:p>
            <text:p>==&gt; RU Netapp 서포트 지원 불가 (from Koren Andrey/러시아 법인)</text:p>
            <text:p>==&gt; KR Netapp 엔지니어 가이드 받아 Netapp web service재기동으로 조치 완료</text:p>
            <text:p>==&gt; KR Netapp은 공식적으로 RU장비는 계약되어 있지 않아 추후 지원 불가</text:p>
            <text:p>Netapp 지원 불가 원인 확인중 to 정승화 책임/러시아 법인</text:p>
            <text:p>==&gt; 현재 우크라이나 사태로 인한 글로벌 제재로 인하여 러시아 내 Netapp 공식 지원은 불가능한 상황</text:p>
            <text:p>==&gt; 7/29 회신받은 내용_러시아 내 3자 유지보수 업체 확인 중으로, 확인되는 대로 공유될 예정 (by 정승화 책임/러시아법인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(완료) 4대 전달</text:p>
            <text:p><text:s text:c="8"/>(완료) 비인가전산장비 차단 해결</text:p>
            <text:p><text:s text:c="8"/>(완료) 클라우드운영센터 AD계정 신청 후 발급</text:p>
            <text:p><text:s text:c="8"/>(대기중) 절전모드 해제(PC잠김) 신청 후 승인 대기중</text:p>
            <text:p>OA장비관련 HAE 요청 사항 <text:s/>: 수령하신 장비 이외에 수령받은 소모품 ( 키보드 / 전원선 / HDMI 케이블 )은 사용 안하시더라도 꼭 보관 부탁드리며, 장비 반납 하실때 같이 반납 부탁드리겠습니다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19"/>
          <table:table-cell table:number-columns-repeated="16373" table:style-name="ce1"/>
        </table:table-row>
        <table:table-row table:style-name="ro4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Global</text:p>
          </table:table-cell>
          <table:table-cell office:value-type="string" table:style-name="ce20">
            <text:p>1센터</text:p>
          </table:table-cell>
          <table:table-cell office:value-type="string" table:style-name="ce20">
            <text:p>ALL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2개 진행, 다른 부분은 작업을 하는 경우 같이 진행하기로 함.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27"/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진행중</text:p>
          </table:table-cell>
          <table:table-cell table:style-name="ce13"/>
          <table:table-cell office:value-type="string" table:style-name="ce28">
            <text:p>자원 부족 리전 선별 - 미사용 VM 자원 회수, 사용률 낮은 리소스 회수<text:s/></text:p>
            <text:p>자원 회수 ::: 리소스 부족으로 인한 자원 확보 방안</text:p>
            <text:p/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/>
            <text:p>==&gt; (진행중) 자원 회수: CN 담당자(강욱, 이상호)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 table:style-name="ce1"/>
        </table:table-row>
        <table:table-row table:style-name="ro16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EU</text:p>
          </table:table-cell>
          <table:table-cell office:value-type="string" table:style-name="ce20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/보안, 장광훈 책임/네트워크, 양성현 책임)</text:p>
            <text:p>- 장비 품위 발주/수량 확인 중.</text:p>
            <text:p>(연기) TAP장비 구성 및 설치(TBD), 구성변경(TBD)</text:p>
            <text:p>==&gt; TAP장비 금주(7월 5주차) 배송 예정</text:p>
            <text:p>==&gt; GBIC등 부속품 배송 중(5~10일 소요)</text:p>
            <text:p>==&gt; TAP장비 설치를 위해 가용 Rack 공간 없음</text:p>
            <text:p>==&gt; Rack 준비 9월 초 이후 구성 가능할 것으로 예상<text:s/>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27"/>
          <table:table-cell table:number-columns-repeated="16373" table:style-name="ce1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K8S 사용자 클러스터 모니터링 구성</text:p>
            <text:p>(KR을 제외한 해외리전 완료)</text:p>
            <text:p>&lt;KR&gt;</text:p>
            <text:p>검증계 테스트 이후 운영계 적용 예정, 검증계 일정 조율 중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 table:style-name="ce1"/>
        </table:table-row>
        <table:table-row table:number-rows-repeated="1048500" table:style-name="ro28">
          <table:table-cell table:number-columns-repeated="16384"/>
        </table:table-row>
      </table:table>
      <table:table table:name="EU요약" table:style-name="ta1">
        <table:table-column table:style-name="co1" table:number-columns-repeated="16384" table:default-cell-style-name="ce1"/>
        <table:table-row table:number-rows-repeated="3"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월별 주요 이슈</text:p>
          </table:table-cell>
          <table:table-cell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1월(완료)</text:p>
          </table:table-cell>
          <table:table-cell table:style-name="ce33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4월(완료)</text:p>
          </table:table-cell>
          <table:table-cell office:value-type="string" table:style-name="ce3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5월(완료)</text:p>
          </table:table-cell>
          <table:table-cell office:value-type="string" table:style-name="ce32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6월(완료)</text:p>
          </table:table-cell>
          <table:table-cell table:style-name="ce1"/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3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2">
            <text:p>6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EU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7월(완료)</text:p>
          </table:table-cell>
          <table:table-cell office:value-type="string" table:style-name="ce32">
            <text:p>(EU) EUCCS 증설분 운영 이관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EU) K8S 사용자 클러스터 모니터링 구성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EU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number-rows-repeated="1048546" table:style-name="ro29">
          <table:table-cell table:number-columns-repeated="16384"/>
        </table:table-row>
      </table:table>
      <table:table table:name="SG요약" table:style-name="ta1">
        <table:table-column table:style-name="co1" table:number-columns-repeated="16384" table:default-cell-style-name="ce1"/>
        <table:table-row table:number-rows-repeated="3"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월별 주요 이슈</text:p>
          </table:table-cell>
          <table:table-cell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1월(완료)</text:p>
          </table:table-cell>
          <table:table-cell office:value-type="string" table:style-name="ce33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4월(완료)</text:p>
          </table:table-cell>
          <table:table-cell office:value-type="string" table:style-name="ce3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5월(완료)</text:p>
          </table:table-cell>
          <table:table-cell office:value-type="string" table:style-name="ce32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6월(완료)</text:p>
          </table:table-cell>
          <table:table-cell office:value-type="string" table:style-name="ce32">
            <text:p>(SG) F5 BIG-IP 취약점(CVE-2022-1388) 대응 펌웨어 업그레이드</text:p>
          </table:table-cell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table:style-name="ce1"/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2">
            <text:p>6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7월(완료)</text:p>
          </table:table-cell>
          <table:table-cell office:value-type="string" table:style-name="ce32">
            <text:p>(SG) K8S 사용자 클러스터 모니터링 구성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number-rows-repeated="1048547" table:style-name="ro29">
          <table:table-cell table:number-columns-repeated="16384"/>
        </table:table-row>
      </table:table>
      <table:table table:name="NA요약" table:style-name="ta1">
        <table:table-column table:style-name="co1" table:number-columns-repeated="16384" table:default-cell-style-name="ce1"/>
        <table:table-row table:number-rows-repeated="3"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월별 주요 이슈</text:p>
          </table:table-cell>
          <table:table-cell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1월(완료)</text:p>
          </table:table-cell>
          <table:table-cell table:style-name="ce33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4월(완료)</text:p>
          </table:table-cell>
          <table:table-cell office:value-type="string" table:style-name="ce3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5월(완료)</text:p>
          </table:table-cell>
          <table:table-cell office:value-type="string" table:style-name="ce32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3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2">
            <text:p>6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7월(완료)</text:p>
          </table:table-cell>
          <table:table-cell office:value-type="string" table:style-name="ce32">
            <text:p>(NA) K8S 사용자 클러스터 모니터링 구성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number-rows-repeated="1048550" table:style-name="ro29">
          <table:table-cell table:number-columns-repeated="16384"/>
        </table:table-row>
      </table:table>
      <table:table table:name="RU요약" table:style-name="ta1">
        <table:table-column table:style-name="co1" table:number-columns-repeated="16384" table:default-cell-style-name="ce1"/>
        <table:table-row table:number-rows-repeated="3"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월별 주요 이슈</text:p>
          </table:table-cell>
          <table:table-cell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1월(완료)</text:p>
          </table:table-cell>
          <table:table-cell table:style-name="ce33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4월(완료)</text:p>
          </table:table-cell>
          <table:table-cell office:value-type="string" table:style-name="ce32">
            <text:p>(모니터링) Zabbix 모니터링 항목 조정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운영 DB 실태 파악 ::: (COC 설치/구성 아닌) 운영계 DB 서버 44 개 발견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5월(완료)</text:p>
          </table:table-cell>
          <table:table-cell office:value-type="string" table:style-name="ce3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6월(완료)</text:p>
          </table:table-cell>
          <table:table-cell table:style-name="ce1"/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3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2">
            <text:p>6월(진행중)</text:p>
          </table:table-cell>
          <table:table-cell office:value-type="string" table:style-name="ce32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RU) 자원 회수 ::: 리소스 부족으로 인한 자원 확보 방안 ::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완료)</text:p>
          </table:table-cell>
          <table:table-cell office:value-type="string" table:style-name="ce32">
            <text:p>(RU) 자원 회수 ::: 리소스 부족으로 인한 자원 확보 방안 ::</text:p>
          </table:table-cell>
          <table:table-cell table:number-columns-repeated="16380" table:style-name="ce1"/>
        </table:table-row>
        <table:table-row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7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RU) RUCloudPrdComdR101 메모리 에러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RU) Dell Technologies Corporation 물리 RMA지원 불가<text:s/></text:p>
          </table:table-cell>
          <table:table-cell table:number-columns-repeated="16380" table:style-name="ce1"/>
        </table:table-row>
        <table:table-row table:number-rows-repeated="1048548" table:style-name="ro29">
          <table:table-cell table:number-columns-repeated="16384"/>
        </table:table-row>
      </table:table>
      <table:table table:name="CN요약" table:style-name="ta1">
        <table:table-column table:style-name="co1" table:number-columns-repeated="16384" table:default-cell-style-name="ce1"/>
        <table:table-row table:number-rows-repeated="3"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월별 주요 이슈</text:p>
          </table:table-cell>
          <table:table-cell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1월(완료)</text:p>
          </table:table-cell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4월(완료)</text:p>
          </table:table-cell>
          <table:table-cell office:value-type="string" table:style-name="ce3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5월(완료)</text:p>
          </table:table-cell>
          <table:table-cell office:value-type="string" table:style-name="ce32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6월(완료)</text:p>
          </table:table-cell>
          <table:table-cell table:style-name="ce1"/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3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2">
            <text:p>6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CN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완료)</text:p>
          </table:table-cell>
          <table:table-cell office:value-type="string" table:style-name="ce32">
            <text:p>(CN) K8S 사용자 클러스터 모니터링 구성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CN) 자원 회수 ::: 리소스 부족으로 인한 자원 확보 방안</text:p>
          </table:table-cell>
          <table:table-cell table:number-columns-repeated="16380" table:style-name="ce1"/>
        </table:table-row>
        <table:table-row table:number-rows-repeated="1048549" table:style-name="ro29">
          <table:table-cell table:number-columns-repeated="16384"/>
        </table:table-row>
      </table:table>
      <table:table table:name="KR요약" table:style-name="ta1">
        <table:table-column table:style-name="co1" table:number-columns-repeated="16384" table:default-cell-style-name="ce1"/>
        <table:table-row table:number-rows-repeated="3"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월별 주요 이슈</text:p>
          </table:table-cell>
          <table:table-cell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1월(완료)</text:p>
          </table:table-cell>
          <table:table-cell table:style-name="ce33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4월(완료)</text:p>
          </table:table-cell>
          <table:table-cell office:value-type="string" table:style-name="ce3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상암 센터 운영 업무 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2">
            <text:p>5월(완료)</text:p>
          </table:table-cell>
          <table:table-cell office:value-type="string" table:style-name="ce32">
            <text:p>(KR) LB [A10(5840) → F5]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32"/>
          <table:table-cell table:style-name="ce32"/>
          <table:table-cell table:style-name="ce1"/>
          <table:table-cell table:number-columns-repeated="16380" table:style-name="ce32"/>
        </table:table-row>
        <table:table-row table:style-name="ro1">
          <table:table-cell table:number-columns-repeated="2"/>
          <table:table-cell office:value-type="string" table:style-name="ce32">
            <text:p>6월(완료)</text:p>
          </table:table-cell>
          <table:table-cell office:value-type="string" table:style-name="ce32">
            <text:p>(KR) 1차 자원 회수 ::: 리소스 부족으로 인한 자원 확보 방안 :: KR 완료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F5 BIG-IP 취약점(CVE-2022-1388) 대응 펌웨어 업그레이드</text:p>
          </table:table-cell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3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2">
            <text:p>6월(진행중)</text:p>
          </table:table-cell>
          <table:table-cell office:value-type="string" table:style-name="ce32">
            <text:p>(Global) MongoDB 업무 이관</text:p>
          </table:table-cell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신운영계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완료)</text:p>
          </table:table-cell>
          <table:table-cell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32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신운영계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K8S 사용자 클러스터 모니터링 구성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32"/>
          <table:table-cell table:number-columns-repeated="16380" table:style-name="ce1"/>
        </table:table-row>
        <table:table-row table:number-rows-repeated="1048544" table:style-name="ro29">
          <table:table-cell table:number-columns-repeated="16384"/>
        </table:table-row>
      </table:table>
      <table:table table:name="요약" table:style-name="ta1">
        <table:table-column table:style-name="co1" table:number-columns-repeated="16384" table:default-cell-style-name="ce1"/>
        <table:table-row table:number-rows-repeated="3" table:style-name="ro29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2">
            <text:p>월별 주요 이슈</text:p>
          </table:table-cell>
          <table:table-cell table:style-name="ce3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1월(완료)</text:p>
          </table:table-cell>
          <table:table-cell office:value-type="string" table:style-name="ce33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4월(완료)</text:p>
          </table:table-cell>
          <table:table-cell office:value-type="string" table:style-name="ce32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내수) 상암 센터 운영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5월(완료)</text:p>
          </table:table-cell>
          <table:table-cell office:value-type="string" table:style-name="ce32">
            <text:p>(KR) LB [A10(5840) → F5]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, SG) F5 BIG-IP 취약점(CVE-2022-1388) 대응 펌웨어 업그레이드</text:p>
          </table:table-cell>
          <table:table-cell table:style-name="ce3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32">
            <text:p>6월(진행중)</text:p>
          </table:table-cell>
          <table:table-cell office:value-type="string" table:style-name="ce32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, RU, EU,CN) 자원 회수 ::: 리소스 부족으로 인한 자원 확보 방안 :: KR 완료, 타 리전은 진행 중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신운영계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32">
            <text:p>7월(완료)</text:p>
          </table:table-cell>
          <table:table-cell office:value-type="string" table:style-name="ce32">
            <text:p>(EU) EUCCS 증설분 운영 이관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NA,SG,CN,EU) K8S 사용자 클러스터 모니터링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EU) F5 BIG-IP 취약점(CVE-2022-1388) 대응 펌웨어 업그레이드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32">
            <text:p>7월(진행중)</text:p>
          </table:table-cell>
          <table:table-cell office:value-type="string" table:style-name="ce32">
            <text:p>(Global) MongoDB 업무 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CN) 자원 회수 ::: 리소스 부족으로 인한 자원 확보 방안 :: KR,EU,RU 완료, CN은 진행 중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CN) 클라우드 플랫폼(opentsack) 보안 설정 현황 확인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EU) 방화벽 IPS/FW 분리 및 IPSEC VPN 적용 요청 (→ 추가 요청 시 대응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RU) RUCloudPrdComdR101 메모리 에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RU) 러시아 CCS 운영계 Rescue노드 필요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RU) Dell Technologies Corporation 물리 RMA지원 불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32">
            <text:p>(KR) 신운영계 자원 확보 방안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2"/>
          <table:table-cell office:value-type="string" table:style-name="ce32">
            <text:p>(KR) K8S 사용자 클러스터 모니터링 구성</text:p>
          </table:table-cell>
          <table:table-cell table:number-columns-repeated="16380"/>
        </table:table-row>
        <table:table-row table:number-rows-repeated="1048533" table:style-name="ro29">
          <table:table-cell table:number-columns-repeated="16384"/>
        </table:table-row>
      </table:table>
      <table:table table:name="KR_7월" table:style-name="ta2">
        <table:table-column table:style-name="co1" table:number-columns-repeated="3" table:default-cell-style-name="ce1"/>
        <table:table-column table:style-name="co1" table:default-cell-style-name="ce34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5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7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9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6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9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40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2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8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598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40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232core , 감소: 42%)</text:p>
            <text:p>자원 회수 ::: 리소스 부족으로 인한 자원 확보 방안</text:p>
            <text:p>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8S 사용자 클러스터 모니터링 구성</text:p>
            <text:p>해외리전 완료 (NA,SG,CN,EU)</text:p>
          </table:table-cell>
          <table:table-cell office:value-type="string" table:style-name="ce8">
            <text:p>O</text:p>
          </table:table-cell>
          <table:table-cell table:style-name="ce8"/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중국 운영/검증계 증설을 위한 장비 중국IDC센터로 입고중 (6/29 from 김석근책임) <text:s text:c="34"/>→ 7월 중순 장비 입고 완료 (예상) <text:s text:c="108"/>→ 10월 초 증설 완료 (예상)<text:s text:c="2"/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 <text:s text:c="20"/>→ 구성 목표: 22년 말<text:s text:c="4"/>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% <text:s text:c="106"/>검증계 증설 여부 확인중 <text:s text:c="112"/>(운영계는 증설 예정으로 확인되며, 장비 수출 허가 과정에서 시간 소요중으로 일정 미정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 <text:s text:c="75"/>(완료) HAE,송동환 책임/유럽법인 7/7~20 유럽 클라우드 증설 <text:s text:c="63"/>(완료) 7/22 유럽 클라우드 증설작업 from HAE to COC 운영 이관 미팅 <text:s text:c="50"/>(완료) CCS,GCS 운영계 컴퓨트 17대 검증계 5대 증설 <text:s text:c="74"/>(진행중) live-migration, VM 생성 등 운영 이관 내용 검토 <text:s text:c="67"/>=&gt; 신규 가용존 mini-potal 업데이트 요청 to HAE/김준석 책임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 <text:s text:c="100"/>(예정) 8월말/9월 초 CCS,GCS 스토리지 증설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R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</table:table-cell>
          <table:table-cell office:value-type="string" table:style-name="ce26">
            <text:p>O</text:p>
          </table:table-cell>
          <table:table-cell table:number-columns-repeated="2"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RUCloudPrdComdR101 메모리 에러</text:p>
            <text:p>이슈 : RUCloudPrdComdR101 메모리 에러(correctable memory error) 발생</text:p>
            <text:p>==&gt; <text:s/>RUCloudPrdComdR101 CCS-DB호스트로 마이그레이션 가능한 호스트 없음</text:p>
            <text:p>==&gt; <text:s/>(완료) RUCloudPrdComdR101 내의 CCS VM 마이그레이션 (여유 자원없음으로 CCS-DB존이 아닌, CCS 존으로 진행됨.)</text:p>
            <text:p>==&gt; (배송중) 교체할 Memory 배송 중 (8월 초 도착 예정)</text:p>
            <text:p><text:s/>==&gt; (완료) 7/28 CCS 호스트 내에 ES VM 점유중으로 ES VM 1대 이관 (by 오정완 책임/HAE, Starshinov/러시아 법인)</text:p>
            <text:p>==&gt; (예정) RUCloudPrdComdR101 호스트 재기동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style-name="ce27"/>
          <table:table-cell table:number-columns-repeated="16373"/>
        </table:table-row>
        <table:table-row table:style-name="ro34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9">
            <text:p>Dell Technologies Corporation 물리 RMA지원 불가</text:p>
            <text:p>=&gt; (현황) RU Dell 지원 불가로, 로컬 벤더사에서 부품 구매하여 RMA 진행</text:p>
            <text:p>=&gt; (대기중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 (발생일시: 5/13)</text:p>
            <text:p><text:s text:c="17"/>=&gt; RucloudSTGcomdr104 라이브 마이그레이션 진행 완료(다른 서버로 이동 완료)</text:p>
            <text:p><text:s text:c="17"/>=&gt; (완료)벤더사 권고로 5/18 서버 재부팅 진행(correctable memory error 서버 재부팅으로 해소 가능)하였으나, 비정상 상태 알람 재발생</text:p>
            <text:p><text:s text:c="17"/>=&gt; (불가) Memory relocation 해소 후 진행 안될시 마더보드 교체 필요하나, 물리 RMA불가 상태<text:s text:c="17"/></text:p>
            <text:p><text:s text:c="17"/>=&gt; (완료) Memory relocation 진행 at 2022.05.25 18:00~19:00(KST), 12:00~13:00 (MSK)</text:p>
            <text:p><text:s text:c="17"/>=&gt; Memory relocation 후에도 동일한 문제 발생.</text:p>
            <text:p><text:s text:c="17"/>=&gt; (대기중) 로컬 벤더사로 일부 부품 구매가 가능하여, 부품 구매 가능하여 배송대기 중 (5~6주 소요: 8월 초)<text:s/></text:p>
            <text:p><text:s text:c="17"/>기존 구매 부품 도착하지 않아, 재주문하였으며 배송 대기중 (2주 소요)</text:p>
            <text:p><text:s text:c="17"/>ps,러시아↔ 미국 부문별 제재(sectoral sanction) 상태.</text:p>
            <text:p><text:s text:c="17"/>=&gt; (대기중) 메모리 여분 확보 - Dell 호스트 여분 Memory 6ea, 선 구비 예정 at 2022.06.22 요청 to 정승화 책임/러시아 법인</text:p>
            <text:p>- Case2: RUCloudPrdComdR101 메모리 에러(correctable memory error) 발생 (발생일시: 6/6)</text:p>
            <text:p>우크라이나 사태로 인한 글로벌 제재로 러시아 내 Netapp 공식 지원 불가</text:p>
            <text:p>RU STG NET APP Web Service is OFFLINE</text:p>
            <text:p>==&gt; RU Netapp 서포트 지원 불가 (from Koren Andrey/러시아 법인)</text:p>
            <text:p>==&gt; KR Netapp 엔지니어 가이드 받아 Netapp web service재기동으로 조치 완료</text:p>
            <text:p>==&gt; KR Netapp은 공식적으로 RU장비는 계약되어 있지 않아 추후 지원 불가</text:p>
            <text:p>Netapp 지원 불가 원인 확인중 to 정승화 책임/러시아 법인</text:p>
            <text:p>==&gt; 현재 우크라이나 사태로 인한 글로벌 제재로 인하여 러시아 내 Netapp 공식 지원은 불가능한 상황</text:p>
            <text:p>==&gt; 7/29 회신받은 내용_러시아 내 3자 유지보수 업체 확인 중으로, 확인되는 대로 공유될 예정 (by 정승화 책임/러시아법인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(완료) 4대 전달</text:p>
            <text:p><text:s text:c="8"/>(완료) 비인가전산장비 차단 해결</text:p>
            <text:p><text:s text:c="8"/>(완료) 클라우드운영센터 AD계정 신청 후 발급</text:p>
            <text:p><text:s text:c="8"/>(대기중) 절전모드 해제(PC잠김) 신청 후 승인 대기중</text:p>
            <text:p>OA장비관련 HAE 요청 사항 <text:s/>: 수령하신 장비 이외에 수령받은 소모품 ( 키보드 / 전원선 / HDMI 케이블 )은 사용 안하시더라도 꼭 보관 부탁드리며, 장비 반납 하실때 같이 반납 부탁드리겠습니다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4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ALL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2개 진행, 다른 부분은 작업을 하는 경우 같이 진행하기로 함.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진행중</text:p>
          </table:table-cell>
          <table:table-cell table:style-name="ce13"/>
          <table:table-cell office:value-type="string" table:style-name="ce28">
            <text:p>자원 부족 리전 선별 - 미사용 VM 자원 회수, 사용률 낮은 리소스 회수<text:s/></text:p>
            <text:p>자원 회수 ::: 리소스 부족으로 인한 자원 확보 방안</text:p>
            <text:p/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/>
            <text:p>==&gt; (진행중) 자원 회수: CN 담당자(강욱, 이상호)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 : COC 조치중</text:p>
          </table:table-cell>
          <table:table-cell office:value-type="string" table:style-name="ce8">
            <text:p>O</text:p>
          </table:table-cell>
          <table:table-cell table:number-columns-repeated="2" table:style-name="ce27"/>
          <table:table-cell table:number-columns-repeated="16373"/>
        </table:table-row>
        <table:table-row table:style-name="ro35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/보안, 장광훈 책임/네트워크, 양성현 책임)</text:p>
            <text:p>- 장비 품위 발주/수량 확인 중.</text:p>
            <text:p>(연기) TAP장비 구성 및 설치(TBD), 구성변경(TBD)</text:p>
            <text:p>==&gt; TAP장비 금주(7월 5주차) 배송 예정</text:p>
            <text:p>==&gt; GBIC등 부속품 배송 중(5~10일 소요)</text:p>
            <text:p>==&gt; TAP장비 설치를 위해 가용 Rack 공간 없음</text:p>
            <text:p>==&gt; Rack 준비 9월 초 이후 구성 가능할 것으로 예상<text:s/>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K8S 사용자 클러스터 모니터링 구성</text:p>
            <text:p>(KR을 제외한 해외리전 완료)</text:p>
            <text:p>&lt;KR&gt;</text:p>
            <text:p>검증계 테스트 이후 운영계 적용 예정, 검증계 일정 조율 중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number-rows-repeated="1048491" table:style-name="ro29">
          <table:table-cell table:number-columns-repeated="16384"/>
        </table:table-row>
      </table:table>
      <table:table table:name="CN_7월" table:style-name="ta2">
        <table:table-column table:style-name="co1" table:number-columns-repeated="3" table:default-cell-style-name="ce1"/>
        <table:table-column table:style-name="co1" table:default-cell-style-name="ce43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1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6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2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12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40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2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18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598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40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232core , 감소: 42%)</text:p>
            <text:p>자원 회수 ::: 리소스 부족으로 인한 자원 확보 방안</text:p>
            <text:p>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8S 사용자 클러스터 모니터링 구성</text:p>
            <text:p>해외리전 완료 (NA,SG,CN,EU)</text:p>
          </table:table-cell>
          <table:table-cell office:value-type="string" table:style-name="ce8">
            <text:p>O</text:p>
          </table:table-cell>
          <table:table-cell table:style-name="ce8"/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중국 운영/검증계 증설을 위한 장비 중국IDC센터로 입고중 (6/29 from 김석근책임) <text:s text:c="34"/>→ 7월 중순 장비 입고 완료 (예상) <text:s text:c="108"/>→ 10월 초 증설 완료 (예상)<text:s text:c="2"/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 <text:s text:c="20"/>→ 구성 목표: 22년 말<text:s text:c="4"/>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% <text:s text:c="106"/>검증계 증설 여부 확인중 <text:s text:c="112"/>(운영계는 증설 예정으로 확인되며, 장비 수출 허가 과정에서 시간 소요중으로 일정 미정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 <text:s text:c="75"/>(완료) HAE,송동환 책임/유럽법인 7/7~20 유럽 클라우드 증설 <text:s text:c="63"/>(완료) 7/22 유럽 클라우드 증설작업 from HAE to COC 운영 이관 미팅 <text:s text:c="50"/>(완료) CCS,GCS 운영계 컴퓨트 17대 검증계 5대 증설 <text:s text:c="74"/>(진행중) live-migration, VM 생성 등 운영 이관 내용 검토 <text:s text:c="67"/>=&gt; 신규 가용존 mini-potal 업데이트 요청 to HAE/김준석 책임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 <text:s text:c="100"/>(예정) 8월말/9월 초 CCS,GCS 스토리지 증설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R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</table:table-cell>
          <table:table-cell office:value-type="string" table:style-name="ce26">
            <text:p>O</text:p>
          </table:table-cell>
          <table:table-cell table:number-columns-repeated="2"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RUCloudPrdComdR101 메모리 에러</text:p>
            <text:p>이슈 : RUCloudPrdComdR101 메모리 에러(correctable memory error) 발생</text:p>
            <text:p>==&gt; <text:s/>RUCloudPrdComdR101 CCS-DB호스트로 마이그레이션 가능한 호스트 없음</text:p>
            <text:p>==&gt; <text:s/>(완료) RUCloudPrdComdR101 내의 CCS VM 마이그레이션 (여유 자원없음으로 CCS-DB존이 아닌, CCS 존으로 진행됨.)</text:p>
            <text:p>==&gt; (배송중) 교체할 Memory 배송 중 (8월 초 도착 예정)</text:p>
            <text:p><text:s/>==&gt; (완료) 7/28 CCS 호스트 내에 ES VM 점유중으로 ES VM 1대 이관 (by 오정완 책임/HAE, Starshinov/러시아 법인)</text:p>
            <text:p>==&gt; (예정) RUCloudPrdComdR101 호스트 재기동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style-name="ce27"/>
          <table:table-cell table:number-columns-repeated="16373"/>
        </table:table-row>
        <table:table-row table:style-name="ro34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9">
            <text:p>Dell Technologies Corporation 물리 RMA지원 불가</text:p>
            <text:p>=&gt; (현황) RU Dell 지원 불가로, 로컬 벤더사에서 부품 구매하여 RMA 진행</text:p>
            <text:p>=&gt; (대기중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 (발생일시: 5/13)</text:p>
            <text:p><text:s text:c="17"/>=&gt; RucloudSTGcomdr104 라이브 마이그레이션 진행 완료(다른 서버로 이동 완료)</text:p>
            <text:p><text:s text:c="17"/>=&gt; (완료)벤더사 권고로 5/18 서버 재부팅 진행(correctable memory error 서버 재부팅으로 해소 가능)하였으나, 비정상 상태 알람 재발생</text:p>
            <text:p><text:s text:c="17"/>=&gt; (불가) Memory relocation 해소 후 진행 안될시 마더보드 교체 필요하나, 물리 RMA불가 상태<text:s text:c="17"/></text:p>
            <text:p><text:s text:c="17"/>=&gt; (완료) Memory relocation 진행 at 2022.05.25 18:00~19:00(KST), 12:00~13:00 (MSK)</text:p>
            <text:p><text:s text:c="17"/>=&gt; Memory relocation 후에도 동일한 문제 발생.</text:p>
            <text:p><text:s text:c="17"/>=&gt; (대기중) 로컬 벤더사로 일부 부품 구매가 가능하여, 부품 구매 가능하여 배송대기 중 (5~6주 소요: 8월 초)<text:s/></text:p>
            <text:p><text:s text:c="17"/>기존 구매 부품 도착하지 않아, 재주문하였으며 배송 대기중 (2주 소요)</text:p>
            <text:p><text:s text:c="17"/>ps,러시아↔ 미국 부문별 제재(sectoral sanction) 상태.</text:p>
            <text:p><text:s text:c="17"/>=&gt; (대기중) 메모리 여분 확보 - Dell 호스트 여분 Memory 6ea, 선 구비 예정 at 2022.06.22 요청 to 정승화 책임/러시아 법인</text:p>
            <text:p>- Case2: RUCloudPrdComdR101 메모리 에러(correctable memory error) 발생 (발생일시: 6/6)</text:p>
            <text:p>우크라이나 사태로 인한 글로벌 제재로 러시아 내 Netapp 공식 지원 불가</text:p>
            <text:p>RU STG NET APP Web Service is OFFLINE</text:p>
            <text:p>==&gt; RU Netapp 서포트 지원 불가 (from Koren Andrey/러시아 법인)</text:p>
            <text:p>==&gt; KR Netapp 엔지니어 가이드 받아 Netapp web service재기동으로 조치 완료</text:p>
            <text:p>==&gt; KR Netapp은 공식적으로 RU장비는 계약되어 있지 않아 추후 지원 불가</text:p>
            <text:p>Netapp 지원 불가 원인 확인중 to 정승화 책임/러시아 법인</text:p>
            <text:p>==&gt; 현재 우크라이나 사태로 인한 글로벌 제재로 인하여 러시아 내 Netapp 공식 지원은 불가능한 상황</text:p>
            <text:p>==&gt; 7/29 회신받은 내용_러시아 내 3자 유지보수 업체 확인 중으로, 확인되는 대로 공유될 예정 (by 정승화 책임/러시아법인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(완료) 4대 전달</text:p>
            <text:p><text:s text:c="8"/>(완료) 비인가전산장비 차단 해결</text:p>
            <text:p><text:s text:c="8"/>(완료) 클라우드운영센터 AD계정 신청 후 발급</text:p>
            <text:p><text:s text:c="8"/>(대기중) 절전모드 해제(PC잠김) 신청 후 승인 대기중</text:p>
            <text:p>OA장비관련 HAE 요청 사항 <text:s/>: 수령하신 장비 이외에 수령받은 소모품 ( 키보드 / 전원선 / HDMI 케이블 )은 사용 안하시더라도 꼭 보관 부탁드리며, 장비 반납 하실때 같이 반납 부탁드리겠습니다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4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ALL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2개 진행, 다른 부분은 작업을 하는 경우 같이 진행하기로 함.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진행중</text:p>
          </table:table-cell>
          <table:table-cell table:style-name="ce13"/>
          <table:table-cell office:value-type="string" table:style-name="ce28">
            <text:p>자원 부족 리전 선별 - 미사용 VM 자원 회수, 사용률 낮은 리소스 회수<text:s/></text:p>
            <text:p>자원 회수 ::: 리소스 부족으로 인한 자원 확보 방안</text:p>
            <text:p/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/>
            <text:p>==&gt; (진행중) 자원 회수: CN 담당자(강욱, 이상호)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 : COC 조치중</text:p>
          </table:table-cell>
          <table:table-cell office:value-type="string" table:style-name="ce8">
            <text:p>O</text:p>
          </table:table-cell>
          <table:table-cell table:number-columns-repeated="2" table:style-name="ce27"/>
          <table:table-cell table:number-columns-repeated="16373"/>
        </table:table-row>
        <table:table-row table:style-name="ro35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/보안, 장광훈 책임/네트워크, 양성현 책임)</text:p>
            <text:p>- 장비 품위 발주/수량 확인 중.</text:p>
            <text:p>(연기) TAP장비 구성 및 설치(TBD), 구성변경(TBD)</text:p>
            <text:p>==&gt; TAP장비 금주(7월 5주차) 배송 예정</text:p>
            <text:p>==&gt; GBIC등 부속품 배송 중(5~10일 소요)</text:p>
            <text:p>==&gt; TAP장비 설치를 위해 가용 Rack 공간 없음</text:p>
            <text:p>==&gt; Rack 준비 9월 초 이후 구성 가능할 것으로 예상<text:s/>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K8S 사용자 클러스터 모니터링 구성</text:p>
            <text:p>(KR을 제외한 해외리전 완료)</text:p>
            <text:p>&lt;KR&gt;</text:p>
            <text:p>검증계 테스트 이후 운영계 적용 예정, 검증계 일정 조율 중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number-rows-repeated="1048491" table:style-name="ro29">
          <table:table-cell table:number-columns-repeated="16384"/>
        </table:table-row>
      </table:table>
      <table:table table:name="RU_7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5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7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9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6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9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40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2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8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598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40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232core , 감소: 42%)</text:p>
            <text:p>자원 회수 ::: 리소스 부족으로 인한 자원 확보 방안</text:p>
            <text:p>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8S 사용자 클러스터 모니터링 구성</text:p>
            <text:p>해외리전 완료 (NA,SG,CN,EU)</text:p>
          </table:table-cell>
          <table:table-cell office:value-type="string" table:style-name="ce8">
            <text:p>O</text:p>
          </table:table-cell>
          <table:table-cell table:style-name="ce8"/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중국 운영/검증계 증설을 위한 장비 중국IDC센터로 입고중 (6/29 from 김석근책임) <text:s text:c="34"/>→ 7월 중순 장비 입고 완료 (예상) <text:s text:c="108"/>→ 10월 초 증설 완료 (예상)<text:s text:c="2"/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 <text:s text:c="20"/>→ 구성 목표: 22년 말<text:s text:c="4"/>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% <text:s text:c="106"/>검증계 증설 여부 확인중 <text:s text:c="112"/>(운영계는 증설 예정으로 확인되며, 장비 수출 허가 과정에서 시간 소요중으로 일정 미정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 <text:s text:c="75"/>(완료) HAE,송동환 책임/유럽법인 7/7~20 유럽 클라우드 증설 <text:s text:c="63"/>(완료) 7/22 유럽 클라우드 증설작업 from HAE to COC 운영 이관 미팅 <text:s text:c="50"/>(완료) CCS,GCS 운영계 컴퓨트 17대 검증계 5대 증설 <text:s text:c="74"/>(진행중) live-migration, VM 생성 등 운영 이관 내용 검토 <text:s text:c="67"/>=&gt; 신규 가용존 mini-potal 업데이트 요청 to HAE/김준석 책임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 <text:s text:c="100"/>(예정) 8월말/9월 초 CCS,GCS 스토리지 증설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</table:table-cell>
          <table:table-cell office:value-type="string" table:style-name="ce26">
            <text:p>O</text:p>
          </table:table-cell>
          <table:table-cell table:number-columns-repeated="2" table:style-name="ce19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RUCloudPrdComdR101 메모리 에러</text:p>
            <text:p>이슈 : RUCloudPrdComdR101 메모리 에러(correctable memory error) 발생</text:p>
            <text:p>==&gt; <text:s/>RUCloudPrdComdR101 CCS-DB호스트로 마이그레이션 가능한 호스트 없음</text:p>
            <text:p>==&gt; <text:s/>(완료) RUCloudPrdComdR101 내의 CCS VM 마이그레이션 (여유 자원없음으로 CCS-DB존이 아닌, CCS 존으로 진행됨.)</text:p>
            <text:p>==&gt; (배송중) 교체할 Memory 배송 중 (8월 초 도착 예정)</text:p>
            <text:p><text:s/>==&gt; (완료) 7/28 CCS 호스트 내에 ES VM 점유중으로 ES VM 1대 이관 (by 오정완 책임/HAE, Starshinov/러시아 법인)</text:p>
            <text:p>==&gt; (예정) RUCloudPrdComdR101 호스트 재기동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style-name="ce27"/>
          <table:table-cell table:number-columns-repeated="16373"/>
        </table:table-row>
        <table:table-row table:style-name="ro34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9">
            <text:p>Dell Technologies Corporation 물리 RMA지원 불가</text:p>
            <text:p>=&gt; (현황) RU Dell 지원 불가로, 로컬 벤더사에서 부품 구매하여 RMA 진행</text:p>
            <text:p>=&gt; (대기중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 (발생일시: 5/13)</text:p>
            <text:p><text:s text:c="17"/>=&gt; RucloudSTGcomdr104 라이브 마이그레이션 진행 완료(다른 서버로 이동 완료)</text:p>
            <text:p><text:s text:c="17"/>=&gt; (완료)벤더사 권고로 5/18 서버 재부팅 진행(correctable memory error 서버 재부팅으로 해소 가능)하였으나, 비정상 상태 알람 재발생</text:p>
            <text:p><text:s text:c="17"/>=&gt; (불가) Memory relocation 해소 후 진행 안될시 마더보드 교체 필요하나, 물리 RMA불가 상태<text:s text:c="17"/></text:p>
            <text:p><text:s text:c="17"/>=&gt; (완료) Memory relocation 진행 at 2022.05.25 18:00~19:00(KST), 12:00~13:00 (MSK)</text:p>
            <text:p><text:s text:c="17"/>=&gt; Memory relocation 후에도 동일한 문제 발생.</text:p>
            <text:p><text:s text:c="17"/>=&gt; (대기중) 로컬 벤더사로 일부 부품 구매가 가능하여, 부품 구매 가능하여 배송대기 중 (5~6주 소요: 8월 초)<text:s/></text:p>
            <text:p><text:s text:c="17"/>기존 구매 부품 도착하지 않아, 재주문하였으며 배송 대기중 (2주 소요)</text:p>
            <text:p><text:s text:c="17"/>ps,러시아↔ 미국 부문별 제재(sectoral sanction) 상태.</text:p>
            <text:p><text:s text:c="17"/>=&gt; (대기중) 메모리 여분 확보 - Dell 호스트 여분 Memory 6ea, 선 구비 예정 at 2022.06.22 요청 to 정승화 책임/러시아 법인</text:p>
            <text:p>- Case2: RUCloudPrdComdR101 메모리 에러(correctable memory error) 발생 (발생일시: 6/6)</text:p>
            <text:p>우크라이나 사태로 인한 글로벌 제재로 러시아 내 Netapp 공식 지원 불가</text:p>
            <text:p>RU STG NET APP Web Service is OFFLINE</text:p>
            <text:p>==&gt; RU Netapp 서포트 지원 불가 (from Koren Andrey/러시아 법인)</text:p>
            <text:p>==&gt; KR Netapp 엔지니어 가이드 받아 Netapp web service재기동으로 조치 완료</text:p>
            <text:p>==&gt; KR Netapp은 공식적으로 RU장비는 계약되어 있지 않아 추후 지원 불가</text:p>
            <text:p>Netapp 지원 불가 원인 확인중 to 정승화 책임/러시아 법인</text:p>
            <text:p>==&gt; 현재 우크라이나 사태로 인한 글로벌 제재로 인하여 러시아 내 Netapp 공식 지원은 불가능한 상황</text:p>
            <text:p>==&gt; 7/29 회신받은 내용_러시아 내 3자 유지보수 업체 확인 중으로, 확인되는 대로 공유될 예정 (by 정승화 책임/러시아법인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(완료) 4대 전달</text:p>
            <text:p><text:s text:c="8"/>(완료) 비인가전산장비 차단 해결</text:p>
            <text:p><text:s text:c="8"/>(완료) 클라우드운영센터 AD계정 신청 후 발급</text:p>
            <text:p><text:s text:c="8"/>(대기중) 절전모드 해제(PC잠김) 신청 후 승인 대기중</text:p>
            <text:p>OA장비관련 HAE 요청 사항 <text:s/>: 수령하신 장비 이외에 수령받은 소모품 ( 키보드 / 전원선 / HDMI 케이블 )은 사용 안하시더라도 꼭 보관 부탁드리며, 장비 반납 하실때 같이 반납 부탁드리겠습니다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4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ALL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2개 진행, 다른 부분은 작업을 하는 경우 같이 진행하기로 함.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진행중</text:p>
          </table:table-cell>
          <table:table-cell table:style-name="ce13"/>
          <table:table-cell office:value-type="string" table:style-name="ce28">
            <text:p>자원 부족 리전 선별 - 미사용 VM 자원 회수, 사용률 낮은 리소스 회수<text:s/></text:p>
            <text:p>자원 회수 ::: 리소스 부족으로 인한 자원 확보 방안</text:p>
            <text:p/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/>
            <text:p>==&gt; (진행중) 자원 회수: CN 담당자(강욱, 이상호)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 : COC 조치중</text:p>
          </table:table-cell>
          <table:table-cell office:value-type="string" table:style-name="ce8">
            <text:p>O</text:p>
          </table:table-cell>
          <table:table-cell table:number-columns-repeated="2" table:style-name="ce27"/>
          <table:table-cell table:number-columns-repeated="16373"/>
        </table:table-row>
        <table:table-row table:style-name="ro35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/보안, 장광훈 책임/네트워크, 양성현 책임)</text:p>
            <text:p>- 장비 품위 발주/수량 확인 중.</text:p>
            <text:p>(연기) TAP장비 구성 및 설치(TBD), 구성변경(TBD)</text:p>
            <text:p>==&gt; TAP장비 금주(7월 5주차) 배송 예정</text:p>
            <text:p>==&gt; GBIC등 부속품 배송 중(5~10일 소요)</text:p>
            <text:p>==&gt; TAP장비 설치를 위해 가용 Rack 공간 없음</text:p>
            <text:p>==&gt; Rack 준비 9월 초 이후 구성 가능할 것으로 예상<text:s/>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K8S 사용자 클러스터 모니터링 구성</text:p>
            <text:p>(KR을 제외한 해외리전 완료)</text:p>
            <text:p>&lt;KR&gt;</text:p>
            <text:p>검증계 테스트 이후 운영계 적용 예정, 검증계 일정 조율 중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number-rows-repeated="1048491" table:style-name="ro29">
          <table:table-cell table:number-columns-repeated="16384"/>
        </table:table-row>
      </table:table>
      <table:table table:name="EU_7월" table:style-name="ta2">
        <table:table-column table:style-name="co1" table:number-columns-repeated="3" table:default-cell-style-name="ce1"/>
        <table:table-column table:style-name="co1" table:default-cell-style-name="ce43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5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7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44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44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9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6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9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40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2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44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598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40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232core , 감소: 42%)</text:p>
            <text:p>자원 회수 ::: 리소스 부족으로 인한 자원 확보 방안</text:p>
            <text:p>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8S 사용자 클러스터 모니터링 구성</text:p>
            <text:p>해외리전 완료 (NA,SG,CN,EU)</text:p>
          </table:table-cell>
          <table:table-cell office:value-type="string" table:style-name="ce8">
            <text:p>O</text:p>
          </table:table-cell>
          <table:table-cell table:style-name="ce8"/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중국 운영/검증계 증설을 위한 장비 중국IDC센터로 입고중 (6/29 from 김석근책임) <text:s text:c="34"/>→ 7월 중순 장비 입고 완료 (예상) <text:s text:c="108"/>→ 10월 초 증설 완료 (예상)<text:s text:c="2"/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 <text:s text:c="20"/>→ 구성 목표: 22년 말<text:s text:c="4"/>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% <text:s text:c="106"/>검증계 증설 여부 확인중 <text:s text:c="112"/>(운영계는 증설 예정으로 확인되며, 장비 수출 허가 과정에서 시간 소요중으로 일정 미정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 <text:s text:c="75"/>(완료) HAE,송동환 책임/유럽법인 7/7~20 유럽 클라우드 증설 <text:s text:c="63"/>(완료) 7/22 유럽 클라우드 증설작업 from HAE to COC 운영 이관 미팅 <text:s text:c="50"/>(완료) CCS,GCS 운영계 컴퓨트 17대 검증계 5대 증설 <text:s text:c="74"/>(진행중) live-migration, VM 생성 등 운영 이관 내용 검토 <text:s text:c="67"/>=&gt; 신규 가용존 mini-potal 업데이트 요청 to HAE/김준석 책임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 <text:s text:c="100"/>(예정) 8월말/9월 초 CCS,GCS 스토리지 증설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R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</table:table-cell>
          <table:table-cell office:value-type="string" table:style-name="ce26">
            <text:p>O</text:p>
          </table:table-cell>
          <table:table-cell table:number-columns-repeated="2"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RUCloudPrdComdR101 메모리 에러</text:p>
            <text:p>이슈 : RUCloudPrdComdR101 메모리 에러(correctable memory error) 발생</text:p>
            <text:p>==&gt; <text:s/>RUCloudPrdComdR101 CCS-DB호스트로 마이그레이션 가능한 호스트 없음</text:p>
            <text:p>==&gt; <text:s/>(완료) RUCloudPrdComdR101 내의 CCS VM 마이그레이션 (여유 자원없음으로 CCS-DB존이 아닌, CCS 존으로 진행됨.)</text:p>
            <text:p>==&gt; (배송중) 교체할 Memory 배송 중 (8월 초 도착 예정)</text:p>
            <text:p><text:s/>==&gt; (완료) 7/28 CCS 호스트 내에 ES VM 점유중으로 ES VM 1대 이관 (by 오정완 책임/HAE, Starshinov/러시아 법인)</text:p>
            <text:p>==&gt; (예정) RUCloudPrdComdR101 호스트 재기동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style-name="ce27"/>
          <table:table-cell table:number-columns-repeated="16373"/>
        </table:table-row>
        <table:table-row table:style-name="ro34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9">
            <text:p>Dell Technologies Corporation 물리 RMA지원 불가</text:p>
            <text:p>=&gt; (현황) RU Dell 지원 불가로, 로컬 벤더사에서 부품 구매하여 RMA 진행</text:p>
            <text:p>=&gt; (대기중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 (발생일시: 5/13)</text:p>
            <text:p><text:s text:c="17"/>=&gt; RucloudSTGcomdr104 라이브 마이그레이션 진행 완료(다른 서버로 이동 완료)</text:p>
            <text:p><text:s text:c="17"/>=&gt; (완료)벤더사 권고로 5/18 서버 재부팅 진행(correctable memory error 서버 재부팅으로 해소 가능)하였으나, 비정상 상태 알람 재발생</text:p>
            <text:p><text:s text:c="17"/>=&gt; (불가) Memory relocation 해소 후 진행 안될시 마더보드 교체 필요하나, 물리 RMA불가 상태<text:s text:c="17"/></text:p>
            <text:p><text:s text:c="17"/>=&gt; (완료) Memory relocation 진행 at 2022.05.25 18:00~19:00(KST), 12:00~13:00 (MSK)</text:p>
            <text:p><text:s text:c="17"/>=&gt; Memory relocation 후에도 동일한 문제 발생.</text:p>
            <text:p><text:s text:c="17"/>=&gt; (대기중) 로컬 벤더사로 일부 부품 구매가 가능하여, 부품 구매 가능하여 배송대기 중 (5~6주 소요: 8월 초)<text:s/></text:p>
            <text:p><text:s text:c="17"/>기존 구매 부품 도착하지 않아, 재주문하였으며 배송 대기중 (2주 소요)</text:p>
            <text:p><text:s text:c="17"/>ps,러시아↔ 미국 부문별 제재(sectoral sanction) 상태.</text:p>
            <text:p><text:s text:c="17"/>=&gt; (대기중) 메모리 여분 확보 - Dell 호스트 여분 Memory 6ea, 선 구비 예정 at 2022.06.22 요청 to 정승화 책임/러시아 법인</text:p>
            <text:p>- Case2: RUCloudPrdComdR101 메모리 에러(correctable memory error) 발생 (발생일시: 6/6)</text:p>
            <text:p>우크라이나 사태로 인한 글로벌 제재로 러시아 내 Netapp 공식 지원 불가</text:p>
            <text:p>RU STG NET APP Web Service is OFFLINE</text:p>
            <text:p>==&gt; RU Netapp 서포트 지원 불가 (from Koren Andrey/러시아 법인)</text:p>
            <text:p>==&gt; KR Netapp 엔지니어 가이드 받아 Netapp web service재기동으로 조치 완료</text:p>
            <text:p>==&gt; KR Netapp은 공식적으로 RU장비는 계약되어 있지 않아 추후 지원 불가</text:p>
            <text:p>Netapp 지원 불가 원인 확인중 to 정승화 책임/러시아 법인</text:p>
            <text:p>==&gt; 현재 우크라이나 사태로 인한 글로벌 제재로 인하여 러시아 내 Netapp 공식 지원은 불가능한 상황</text:p>
            <text:p>==&gt; 7/29 회신받은 내용_러시아 내 3자 유지보수 업체 확인 중으로, 확인되는 대로 공유될 예정 (by 정승화 책임/러시아법인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(완료) 4대 전달</text:p>
            <text:p><text:s text:c="8"/>(완료) 비인가전산장비 차단 해결</text:p>
            <text:p><text:s text:c="8"/>(완료) 클라우드운영센터 AD계정 신청 후 발급</text:p>
            <text:p><text:s text:c="8"/>(대기중) 절전모드 해제(PC잠김) 신청 후 승인 대기중</text:p>
            <text:p>OA장비관련 HAE 요청 사항 <text:s/>: 수령하신 장비 이외에 수령받은 소모품 ( 키보드 / 전원선 / HDMI 케이블 )은 사용 안하시더라도 꼭 보관 부탁드리며, 장비 반납 하실때 같이 반납 부탁드리겠습니다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ALL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2개 진행, 다른 부분은 작업을 하는 경우 같이 진행하기로 함.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진행중</text:p>
          </table:table-cell>
          <table:table-cell table:style-name="ce13"/>
          <table:table-cell office:value-type="string" table:style-name="ce28">
            <text:p>자원 부족 리전 선별 - 미사용 VM 자원 회수, 사용률 낮은 리소스 회수<text:s/></text:p>
            <text:p>자원 회수 ::: 리소스 부족으로 인한 자원 확보 방안</text:p>
            <text:p/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/>
            <text:p>==&gt; (진행중) 자원 회수: CN 담당자(강욱, 이상호)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 : COC 조치중</text:p>
          </table:table-cell>
          <table:table-cell office:value-type="string" table:style-name="ce8">
            <text:p>O</text:p>
          </table:table-cell>
          <table:table-cell table:number-columns-repeated="2" table:style-name="ce27"/>
          <table:table-cell table:number-columns-repeated="16373"/>
        </table:table-row>
        <table:table-row table:style-name="ro35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/보안, 장광훈 책임/네트워크, 양성현 책임)</text:p>
            <text:p>- 장비 품위 발주/수량 확인 중.</text:p>
            <text:p>(연기) TAP장비 구성 및 설치(TBD), 구성변경(TBD)</text:p>
            <text:p>==&gt; TAP장비 금주(7월 5주차) 배송 예정</text:p>
            <text:p>==&gt; GBIC등 부속품 배송 중(5~10일 소요)</text:p>
            <text:p>==&gt; TAP장비 설치를 위해 가용 Rack 공간 없음</text:p>
            <text:p>==&gt; Rack 준비 9월 초 이후 구성 가능할 것으로 예상<text:s/>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K8S 사용자 클러스터 모니터링 구성</text:p>
            <text:p>(KR을 제외한 해외리전 완료)</text:p>
            <text:p>&lt;KR&gt;</text:p>
            <text:p>검증계 테스트 이후 운영계 적용 예정, 검증계 일정 조율 중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number-rows-repeated="1048491" table:style-name="ro29">
          <table:table-cell table:number-columns-repeated="16384"/>
        </table:table-row>
      </table:table>
      <table:table table:name="NA_7월" table:style-name="ta2">
        <table:table-column table:style-name="co1" table:number-columns-repeated="3" table:default-cell-style-name="ce1"/>
        <table:table-column table:style-name="co1" table:default-cell-style-name="ce43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5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7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44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44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44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9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6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9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40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2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44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598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40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232core , 감소: 42%)</text:p>
            <text:p>자원 회수 ::: 리소스 부족으로 인한 자원 확보 방안</text:p>
            <text:p>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8S 사용자 클러스터 모니터링 구성</text:p>
            <text:p>해외리전 완료 (NA,SG,CN,EU)</text:p>
          </table:table-cell>
          <table:table-cell office:value-type="string" table:style-name="ce8">
            <text:p>O</text:p>
          </table:table-cell>
          <table:table-cell table:style-name="ce8"/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중국 운영/검증계 증설을 위한 장비 중국IDC센터로 입고중 (6/29 from 김석근책임) <text:s text:c="34"/>→ 7월 중순 장비 입고 완료 (예상) <text:s text:c="108"/>→ 10월 초 증설 완료 (예상)<text:s text:c="2"/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 <text:s text:c="20"/>→ 구성 목표: 22년 말<text:s text:c="4"/>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% <text:s text:c="106"/>검증계 증설 여부 확인중 <text:s text:c="112"/>(운영계는 증설 예정으로 확인되며, 장비 수출 허가 과정에서 시간 소요중으로 일정 미정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 <text:s text:c="75"/>(완료) HAE,송동환 책임/유럽법인 7/7~20 유럽 클라우드 증설 <text:s text:c="63"/>(완료) 7/22 유럽 클라우드 증설작업 from HAE to COC 운영 이관 미팅 <text:s text:c="50"/>(완료) CCS,GCS 운영계 컴퓨트 17대 검증계 5대 증설 <text:s text:c="74"/>(진행중) live-migration, VM 생성 등 운영 이관 내용 검토 <text:s text:c="67"/>=&gt; 신규 가용존 mini-potal 업데이트 요청 to HAE/김준석 책임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 <text:s text:c="100"/>(예정) 8월말/9월 초 CCS,GCS 스토리지 증설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R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</table:table-cell>
          <table:table-cell office:value-type="string" table:style-name="ce26">
            <text:p>O</text:p>
          </table:table-cell>
          <table:table-cell table:number-columns-repeated="2"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RUCloudPrdComdR101 메모리 에러</text:p>
            <text:p>이슈 : RUCloudPrdComdR101 메모리 에러(correctable memory error) 발생</text:p>
            <text:p>==&gt; <text:s/>RUCloudPrdComdR101 CCS-DB호스트로 마이그레이션 가능한 호스트 없음</text:p>
            <text:p>==&gt; <text:s/>(완료) RUCloudPrdComdR101 내의 CCS VM 마이그레이션 (여유 자원없음으로 CCS-DB존이 아닌, CCS 존으로 진행됨.)</text:p>
            <text:p>==&gt; (배송중) 교체할 Memory 배송 중 (8월 초 도착 예정)</text:p>
            <text:p><text:s/>==&gt; (완료) 7/28 CCS 호스트 내에 ES VM 점유중으로 ES VM 1대 이관 (by 오정완 책임/HAE, Starshinov/러시아 법인)</text:p>
            <text:p>==&gt; (예정) RUCloudPrdComdR101 호스트 재기동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style-name="ce27"/>
          <table:table-cell table:number-columns-repeated="16373"/>
        </table:table-row>
        <table:table-row table:style-name="ro34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9">
            <text:p>Dell Technologies Corporation 물리 RMA지원 불가</text:p>
            <text:p>=&gt; (현황) RU Dell 지원 불가로, 로컬 벤더사에서 부품 구매하여 RMA 진행</text:p>
            <text:p>=&gt; (대기중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 (발생일시: 5/13)</text:p>
            <text:p><text:s text:c="17"/>=&gt; RucloudSTGcomdr104 라이브 마이그레이션 진행 완료(다른 서버로 이동 완료)</text:p>
            <text:p><text:s text:c="17"/>=&gt; (완료)벤더사 권고로 5/18 서버 재부팅 진행(correctable memory error 서버 재부팅으로 해소 가능)하였으나, 비정상 상태 알람 재발생</text:p>
            <text:p><text:s text:c="17"/>=&gt; (불가) Memory relocation 해소 후 진행 안될시 마더보드 교체 필요하나, 물리 RMA불가 상태<text:s text:c="17"/></text:p>
            <text:p><text:s text:c="17"/>=&gt; (완료) Memory relocation 진행 at 2022.05.25 18:00~19:00(KST), 12:00~13:00 (MSK)</text:p>
            <text:p><text:s text:c="17"/>=&gt; Memory relocation 후에도 동일한 문제 발생.</text:p>
            <text:p><text:s text:c="17"/>=&gt; (대기중) 로컬 벤더사로 일부 부품 구매가 가능하여, 부품 구매 가능하여 배송대기 중 (5~6주 소요: 8월 초)<text:s/></text:p>
            <text:p><text:s text:c="17"/>기존 구매 부품 도착하지 않아, 재주문하였으며 배송 대기중 (2주 소요)</text:p>
            <text:p><text:s text:c="17"/>ps,러시아↔ 미국 부문별 제재(sectoral sanction) 상태.</text:p>
            <text:p><text:s text:c="17"/>=&gt; (대기중) 메모리 여분 확보 - Dell 호스트 여분 Memory 6ea, 선 구비 예정 at 2022.06.22 요청 to 정승화 책임/러시아 법인</text:p>
            <text:p>- Case2: RUCloudPrdComdR101 메모리 에러(correctable memory error) 발생 (발생일시: 6/6)</text:p>
            <text:p>우크라이나 사태로 인한 글로벌 제재로 러시아 내 Netapp 공식 지원 불가</text:p>
            <text:p>RU STG NET APP Web Service is OFFLINE</text:p>
            <text:p>==&gt; RU Netapp 서포트 지원 불가 (from Koren Andrey/러시아 법인)</text:p>
            <text:p>==&gt; KR Netapp 엔지니어 가이드 받아 Netapp web service재기동으로 조치 완료</text:p>
            <text:p>==&gt; KR Netapp은 공식적으로 RU장비는 계약되어 있지 않아 추후 지원 불가</text:p>
            <text:p>Netapp 지원 불가 원인 확인중 to 정승화 책임/러시아 법인</text:p>
            <text:p>==&gt; 현재 우크라이나 사태로 인한 글로벌 제재로 인하여 러시아 내 Netapp 공식 지원은 불가능한 상황</text:p>
            <text:p>==&gt; 7/29 회신받은 내용_러시아 내 3자 유지보수 업체 확인 중으로, 확인되는 대로 공유될 예정 (by 정승화 책임/러시아법인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(완료) 4대 전달</text:p>
            <text:p><text:s text:c="8"/>(완료) 비인가전산장비 차단 해결</text:p>
            <text:p><text:s text:c="8"/>(완료) 클라우드운영센터 AD계정 신청 후 발급</text:p>
            <text:p><text:s text:c="8"/>(대기중) 절전모드 해제(PC잠김) 신청 후 승인 대기중</text:p>
            <text:p>OA장비관련 HAE 요청 사항 <text:s/>: 수령하신 장비 이외에 수령받은 소모품 ( 키보드 / 전원선 / HDMI 케이블 )은 사용 안하시더라도 꼭 보관 부탁드리며, 장비 반납 하실때 같이 반납 부탁드리겠습니다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4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ALL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2개 진행, 다른 부분은 작업을 하는 경우 같이 진행하기로 함.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진행중</text:p>
          </table:table-cell>
          <table:table-cell table:style-name="ce13"/>
          <table:table-cell office:value-type="string" table:style-name="ce28">
            <text:p>자원 부족 리전 선별 - 미사용 VM 자원 회수, 사용률 낮은 리소스 회수<text:s/></text:p>
            <text:p>자원 회수 ::: 리소스 부족으로 인한 자원 확보 방안</text:p>
            <text:p/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/>
            <text:p>==&gt; (진행중) 자원 회수: CN 담당자(강욱, 이상호)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 : COC 조치중</text:p>
          </table:table-cell>
          <table:table-cell office:value-type="string" table:style-name="ce8">
            <text:p>O</text:p>
          </table:table-cell>
          <table:table-cell table:number-columns-repeated="2" table:style-name="ce27"/>
          <table:table-cell table:number-columns-repeated="16373"/>
        </table:table-row>
        <table:table-row table:style-name="ro35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/보안, 장광훈 책임/네트워크, 양성현 책임)</text:p>
            <text:p>- 장비 품위 발주/수량 확인 중.</text:p>
            <text:p>(연기) TAP장비 구성 및 설치(TBD), 구성변경(TBD)</text:p>
            <text:p>==&gt; TAP장비 금주(7월 5주차) 배송 예정</text:p>
            <text:p>==&gt; GBIC등 부속품 배송 중(5~10일 소요)</text:p>
            <text:p>==&gt; TAP장비 설치를 위해 가용 Rack 공간 없음</text:p>
            <text:p>==&gt; Rack 준비 9월 초 이후 구성 가능할 것으로 예상<text:s/>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K8S 사용자 클러스터 모니터링 구성</text:p>
            <text:p>(KR을 제외한 해외리전 완료)</text:p>
            <text:p>&lt;KR&gt;</text:p>
            <text:p>검증계 테스트 이후 운영계 적용 예정, 검증계 일정 조율 중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number-rows-repeated="1048492" table:style-name="ro29">
          <table:table-cell table:number-columns-repeated="16384"/>
        </table:table-row>
      </table:table>
      <table:table table:name="SG_7월" table:style-name="ta1">
        <table:table-column table:style-name="co1" table:number-columns-repeated="3" table:default-cell-style-name="ce1"/>
        <table:table-column table:style-name="co1" table:default-cell-style-name="ce43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5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7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44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44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8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9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6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6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9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40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1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2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44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598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40core , 감소: 4%)</text:p>
            <text:p>자원 회수 ::: 리소스 부족으로 인한 자원 확보 방안</text:p>
            <text:p>=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자원 부족 리전 선별 - 미사용 VM 자원 회수, 사용률 낮은 리소스 회수 (총 회수 CPU: 232core , 감소: 42%)</text:p>
            <text:p>자원 회수 ::: 리소스 부족으로 인한 자원 확보 방안</text:p>
            <text:p>=&gt; 실 사용률에 비해 리소스가 과다하게 할당된 VM에 대해 scale-down 진행</text:p>
            <text:p/>
            <text:p>운영계를 대상으로 자원이 부족한 리전 선별 (신 KR, CN, EU, RU 총 4개 리전)</text:p>
            <text:p>==&gt; (완료) 최근 한달간 OS레벨에서 VM 리소스 사용률을 조사 (avg, peak) - KR,CN,RU,EU</text:p>
            <text:p>==&gt; (완료) 자원 회수 VM 대상 선별 진행 (해외 : 현지 법인 / 내수 : 카클라우드인프라개발팀 문규태 연구원<text:s/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5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8S 사용자 클러스터 모니터링 구성</text:p>
            <text:p>해외리전 완료 (NA,SG,CN,EU)</text:p>
          </table:table-cell>
          <table:table-cell office:value-type="string" table:style-name="ce8">
            <text:p>O</text:p>
          </table:table-cell>
          <table:table-cell table:style-name="ce8"/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EUCCS 증설분 운영 이관 인수인계</text:p>
            <text:p>(완료) EUCCS 검증계 네트워크 변경 작업 (BB → SL,BL,SpineLeaf로 구성 변경)</text:p>
            <text:p>(완료) EUCCS운영계 스토리지/네트워크장비 펌웨어 업그레이드</text:p>
            <text:p>(완료) EUGCS운영계 Netapp스토리지 Manila 인터페이스 케이블 포설</text:p>
            <text:p>(완료) EU 운영계 CCS,GCS Host 증설</text:p>
            <text:p>(완료) 7/22 HAE to COC로 인수인계 미팅</text:p>
            <text:p>PS, EU 스토리지 증설 미진행. (8월 말~9월 초 진행 예정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중국 운영/검증계 증설을 위한 장비 중국IDC센터로 입고중 (6/29 from 김석근책임) <text:s text:c="34"/>→ 7월 중순 장비 입고 완료 (예상) <text:s text:c="108"/>→ 10월 초 증설 완료 (예상)<text:s text:c="2"/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 <text:s text:c="20"/>→ 구성 목표: 22년 말<text:s text:c="4"/>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% <text:s text:c="106"/>검증계 증설 여부 확인중 <text:s text:c="112"/>(운영계는 증설 예정으로 확인되며, 장비 수출 허가 과정에서 시간 소요중으로 일정 미정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 <text:s text:c="75"/>(완료) HAE,송동환 책임/유럽법인 7/7~20 유럽 클라우드 증설 <text:s text:c="63"/>(완료) 7/22 유럽 클라우드 증설작업 from HAE to COC 운영 이관 미팅 <text:s text:c="50"/>(완료) CCS,GCS 운영계 컴퓨트 17대 검증계 5대 증설 <text:s text:c="74"/>(진행중) live-migration, VM 생성 등 운영 이관 내용 검토 <text:s text:c="67"/>=&gt; 신규 가용존 mini-potal 업데이트 요청 to HAE/김준석 책임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 <text:s text:c="100"/>(예정) 8월말/9월 초 CCS,GCS 스토리지 증설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R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</table:table-cell>
          <table:table-cell office:value-type="string" table:style-name="ce26">
            <text:p>O</text:p>
          </table:table-cell>
          <table:table-cell table:number-columns-repeated="2"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RUCloudPrdComdR101 메모리 에러</text:p>
            <text:p>이슈 : RUCloudPrdComdR101 메모리 에러(correctable memory error) 발생</text:p>
            <text:p>==&gt; <text:s/>RUCloudPrdComdR101 CCS-DB호스트로 마이그레이션 가능한 호스트 없음</text:p>
            <text:p>==&gt; <text:s/>(완료) RUCloudPrdComdR101 내의 CCS VM 마이그레이션 (여유 자원없음으로 CCS-DB존이 아닌, CCS 존으로 진행됨.)</text:p>
            <text:p>==&gt; (배송중) 교체할 Memory 배송 중 (8월 초 도착 예정)</text:p>
            <text:p><text:s/>==&gt; (완료) 7/28 CCS 호스트 내에 ES VM 점유중으로 ES VM 1대 이관 (by 오정완 책임/HAE, Starshinov/러시아 법인)</text:p>
            <text:p>==&gt; (예정) RUCloudPrdComdR101 호스트 재기동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style-name="ce27"/>
          <table:table-cell table:number-columns-repeated="16373"/>
        </table:table-row>
        <table:table-row table:style-name="ro34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9">
            <text:p>Dell Technologies Corporation 물리 RMA지원 불가</text:p>
            <text:p>=&gt; (현황) RU Dell 지원 불가로, 로컬 벤더사에서 부품 구매하여 RMA 진행</text:p>
            <text:p>=&gt; (대기중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 (발생일시: 5/13)</text:p>
            <text:p><text:s text:c="17"/>=&gt; RucloudSTGcomdr104 라이브 마이그레이션 진행 완료(다른 서버로 이동 완료)</text:p>
            <text:p><text:s text:c="17"/>=&gt; (완료)벤더사 권고로 5/18 서버 재부팅 진행(correctable memory error 서버 재부팅으로 해소 가능)하였으나, 비정상 상태 알람 재발생</text:p>
            <text:p><text:s text:c="17"/>=&gt; (불가) Memory relocation 해소 후 진행 안될시 마더보드 교체 필요하나, 물리 RMA불가 상태<text:s text:c="17"/></text:p>
            <text:p><text:s text:c="17"/>=&gt; (완료) Memory relocation 진행 at 2022.05.25 18:00~19:00(KST), 12:00~13:00 (MSK)</text:p>
            <text:p><text:s text:c="17"/>=&gt; Memory relocation 후에도 동일한 문제 발생.</text:p>
            <text:p><text:s text:c="17"/>=&gt; (대기중) 로컬 벤더사로 일부 부품 구매가 가능하여, 부품 구매 가능하여 배송대기 중 (5~6주 소요: 8월 초)<text:s/></text:p>
            <text:p><text:s text:c="17"/>기존 구매 부품 도착하지 않아, 재주문하였으며 배송 대기중 (2주 소요)</text:p>
            <text:p><text:s text:c="17"/>ps,러시아↔ 미국 부문별 제재(sectoral sanction) 상태.</text:p>
            <text:p><text:s text:c="17"/>=&gt; (대기중) 메모리 여분 확보 - Dell 호스트 여분 Memory 6ea, 선 구비 예정 at 2022.06.22 요청 to 정승화 책임/러시아 법인</text:p>
            <text:p>- Case2: RUCloudPrdComdR101 메모리 에러(correctable memory error) 발생 (발생일시: 6/6)</text:p>
            <text:p>우크라이나 사태로 인한 글로벌 제재로 러시아 내 Netapp 공식 지원 불가</text:p>
            <text:p>RU STG NET APP Web Service is OFFLINE</text:p>
            <text:p>==&gt; RU Netapp 서포트 지원 불가 (from Koren Andrey/러시아 법인)</text:p>
            <text:p>==&gt; KR Netapp 엔지니어 가이드 받아 Netapp web service재기동으로 조치 완료</text:p>
            <text:p>==&gt; KR Netapp은 공식적으로 RU장비는 계약되어 있지 않아 추후 지원 불가</text:p>
            <text:p>Netapp 지원 불가 원인 확인중 to 정승화 책임/러시아 법인</text:p>
            <text:p>==&gt; 현재 우크라이나 사태로 인한 글로벌 제재로 인하여 러시아 내 Netapp 공식 지원은 불가능한 상황</text:p>
            <text:p>==&gt; 7/29 회신받은 내용_러시아 내 3자 유지보수 업체 확인 중으로, 확인되는 대로 공유될 예정 (by 정승화 책임/러시아법인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(완료) 4대 전달</text:p>
            <text:p><text:s text:c="8"/>(완료) 비인가전산장비 차단 해결</text:p>
            <text:p><text:s text:c="8"/>(완료) 클라우드운영센터 AD계정 신청 후 발급</text:p>
            <text:p><text:s text:c="8"/>(대기중) 절전모드 해제(PC잠김) 신청 후 승인 대기중</text:p>
            <text:p>OA장비관련 HAE 요청 사항 <text:s/>: 수령하신 장비 이외에 수령받은 소모품 ( 키보드 / 전원선 / HDMI 케이블 )은 사용 안하시더라도 꼭 보관 부탁드리며, 장비 반납 하실때 같이 반납 부탁드리겠습니다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4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Global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ALL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2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2개 진행, 다른 부분은 작업을 하는 경우 같이 진행하기로 함.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진행중</text:p>
          </table:table-cell>
          <table:table-cell table:style-name="ce13"/>
          <table:table-cell office:value-type="string" table:style-name="ce28">
            <text:p>자원 부족 리전 선별 - 미사용 VM 자원 회수, 사용률 낮은 리소스 회수<text:s/></text:p>
            <text:p>자원 회수 ::: 리소스 부족으로 인한 자원 확보 방안</text:p>
            <text:p/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/>
            <text:p>==&gt; (진행중) 자원 회수: CN 담당자(강욱, 이상호)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Global</text:p>
          </table:table-cell>
          <table:table-cell office:value-type="string" table:style-name="ce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4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 : COC 조치중</text:p>
          </table:table-cell>
          <table:table-cell office:value-type="string" table:style-name="ce8">
            <text:p>O</text:p>
          </table:table-cell>
          <table:table-cell table:number-columns-repeated="2" table:style-name="ce27"/>
          <table:table-cell table:number-columns-repeated="16373"/>
        </table:table-row>
        <table:table-row table:style-name="ro35" table:visibility="filter">
          <table:table-cell office:value-type="string" table:style-name="ce19">
            <text:p>22년</text:p>
          </table:table-cell>
          <table:table-cell office:value-type="string" table:style-name="ce21">
            <text:p>7월</text:p>
          </table:table-cell>
          <table:table-cell office:value-type="string" table:style-name="ce20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PRD</text:p>
          </table:table-cell>
          <table:table-cell office:value-type="string" table:style-name="ce20">
            <text:p>진행중</text:p>
          </table:table-cell>
          <table:table-cell table:style-name="ce2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/보안, 장광훈 책임/네트워크, 양성현 책임)</text:p>
            <text:p>- 장비 품위 발주/수량 확인 중.</text:p>
            <text:p>(연기) TAP장비 구성 및 설치(TBD), 구성변경(TBD)</text:p>
            <text:p>==&gt; TAP장비 금주(7월 5주차) 배송 예정</text:p>
            <text:p>==&gt; GBIC등 부속품 배송 중(5~10일 소요)</text:p>
            <text:p>==&gt; TAP장비 설치를 위해 가용 Rack 공간 없음</text:p>
            <text:p>==&gt; Rack 준비 9월 초 이후 구성 가능할 것으로 예상<text:s/></text:p>
          </table:table-cell>
          <table:table-cell office:value-type="string" table:style-name="ce26">
            <text:p>O</text:p>
          </table:table-cell>
          <table:table-cell office:value-type="string" table:style-name="ce19">
            <text:p>O</text:p>
          </table:table-cell>
          <table:table-cell table:style-name="ce19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0">
            <text:p>KR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28">
            <text:p>K8S 사용자 클러스터 모니터링 구성</text:p>
            <text:p>(KR을 제외한 해외리전 완료)</text:p>
            <text:p>&lt;KR&gt;</text:p>
            <text:p>검증계 테스트 이후 운영계 적용 예정, 검증계 일정 조율 중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style-name="ce27"/>
          <table:table-cell table:number-columns-repeated="16373"/>
        </table:table-row>
        <table:table-row table:number-rows-repeated="1048493" table:style-name="ro29">
          <table:table-cell table:number-columns-repeated="16384"/>
        </table:table-row>
      </table:table>
      <table:database-ranges>
        <table:database-range table:target-range-address="7월집계.A1:7월집계.K76" table:display-filter-buttons="true">
          <table:filter>
            <table:filter-and>
              <table:filter-condition table:field-number="1" table:value="7월" table:operator="="/>
              <table:filter-condition table:field-number="4" table:value="PRD" table:operator="="/>
            </table:filter-and>
          </table:filter>
        </table:database-range>
        <table:database-range table:target-range-address="KR_7월.A6:KR_7월.K85" table:display-filter-buttons="true">
          <table:filter>
            <table:filter-and>
              <table:filter-condition table:field-number="1" table:value="7월" table:operator="="/>
              <table:filter-or>
                <table:filter-condition table:field-number="2" table:value="Global" table:operator="="/>
                <table:filter-condition table:field-number="2" table:value="KR" table:operator="="/>
              </table:filter-or>
            </table:filter-and>
          </table:filter>
        </table:database-range>
        <table:database-range table:target-range-address="CN_7월.A6:CN_7월.K85" table:display-filter-buttons="true">
          <table:filter>
            <table:filter-and>
              <table:filter-condition table:field-number="1" table:value="7월" table:operator="="/>
              <table:filter-or>
                <table:filter-condition table:field-number="2" table:value="CN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RU_7월.A6:RU_7월.K85" table:display-filter-buttons="true">
          <table:filter>
            <table:filter-and>
              <table:filter-condition table:field-number="1" table:value="7월" table:operator="="/>
              <table:filter-or>
                <table:filter-condition table:field-number="2" table:value="Global" table:operator="="/>
                <table:filter-condition table:field-number="2" table:value="RU" table:operator="="/>
              </table:filter-or>
            </table:filter-and>
          </table:filter>
        </table:database-range>
        <table:database-range table:target-range-address="EU_7월.A6:EU_7월.K85" table:display-filter-buttons="true">
          <table:filter>
            <table:filter-and>
              <table:filter-condition table:field-number="1" table:value="7월" table:operator="="/>
              <table:filter-condition table:field-number="2" table:value="EU" table:operator="="/>
            </table:filter-and>
          </table:filter>
        </table:database-range>
        <table:database-range table:target-range-address="NA_7월.A6:NA_7월.K84" table:display-filter-buttons="true">
          <table:filter>
            <table:filter-and>
              <table:filter-condition table:field-number="1" table:value="7월" table:operator="="/>
              <table:filter-condition table:field-number="2" table:value="Global" table:operator="="/>
            </table:filter-and>
          </table:filter>
        </table:database-range>
        <table:database-range table:target-range-address="SG_7월.A6:SG_7월.K83" table:display-filter-buttons="true">
          <table:filter>
            <table:filter-and>
              <table:filter-condition table:field-number="1" table:value="7월" table:operator="="/>
              <table:filter-condition table:field-number="2" table:value="Globa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엔어소시에이츠/김의현-IaaS기술팀/신우영</meta:initial-creator>
    <dc:creator>정인환</dc:creator>
    <meta:creation-date>2015-06-05T18:19:34Z</meta:creation-date>
    <dc:date>2022-08-12T22:16:39Z</dc:date>
  </office:meta>
</office:document-meta>
</file>